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d2c" officeooo:paragraph-rsid="00001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e projeto esta sendo usado Material UI e Styled Components ate o momento, não esqueça de baixar as dependências , as de da um start no projeto,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9:53:02.036898017</meta:creation-date>
    <dc:date>2021-04-10T19:55:20.868813828</dc:date>
    <meta:editing-duration>PT2M21S</meta:editing-duration>
    <meta:editing-cycles>1</meta:editing-cycles>
    <meta:document-statistic meta:table-count="0" meta:image-count="0" meta:object-count="0" meta:page-count="1" meta:paragraph-count="1" meta:word-count="27" meta:character-count="148" meta:non-whitespace-character-count="121"/>
    <meta:generator>LibreOffice/6.4.6.2$Linux_X86_64 LibreOffice_project/40$Build-2</meta:generator>
  </office:meta>
</office:document-meta>
</file>